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44A000001C7A2D4EFD62FBF939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" svg:font-family="'Liberation Sans'" style:font-adornments="Běžné" style:font-family-generic="swiss" style:font-pitch="variable"/>
    <style:font-face style:name="Liberation Sans2" svg:font-family="'Liberation Sans'" style:font-adornments="Tučné" style:font-family-generic="swiss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margin-left="2.221cm" fo:margin-right="0cm" fo:text-align="start" style:justify-single-word="false" fo:text-indent="0cm" style:auto-text-indent="false"/>
      <style:text-properties style:font-name="Liberation Sans3" fo:font-size="12pt" fo:font-style="normal" style:font-size-asian="12pt" style:font-style-asian="normal" style:font-name-complex="Arial" style:font-size-complex="12pt" style:font-style-complex="normal"/>
    </style:style>
    <style:style style:name="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164edb"/>
    </style:style>
    <style:style style:name="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3" fo:font-size="10pt" style:font-size-asian="10pt" style:font-name-complex="Arial" style:font-size-complex="10pt"/>
    </style:style>
    <style:style style:name="P4" style:family="paragraph" style:parent-style-name="Standard">
      <style:paragraph-properties fo:margin-top="0cm" fo:margin-bottom="0cm" loext:contextual-spacing="false">
        <style:tab-stops>
          <style:tab-stop style:position="10.504cm"/>
        </style:tab-stops>
      </style:paragraph-properties>
      <style:text-properties fo:font-weight="bold" officeooo:paragraph-rsid="001600b5" style:font-weight-asian="bold" style:font-weight-complex="bold"/>
    </style:style>
    <style:style style:name="P5" style:family="paragraph" style:parent-style-name="Standard">
      <style:paragraph-properties fo:margin-top="0cm" fo:margin-bottom="0cm" loext:contextual-spacing="false">
        <style:tab-stops>
          <style:tab-stop style:position="10.504cm"/>
        </style:tab-stops>
      </style:paragraph-properties>
      <style:text-properties fo:font-size="11pt" officeooo:paragraph-rsid="001600b5" style:font-size-asian="11pt" style:font-size-complex="11pt"/>
    </style:style>
    <style:style style:name="P6" style:family="paragraph" style:parent-style-name="Standard">
      <style:paragraph-properties fo:margin-top="0cm" fo:margin-bottom="0cm" loext:contextual-spacing="false">
        <style:tab-stops>
          <style:tab-stop style:position="9.507cm"/>
        </style:tab-stops>
      </style:paragraph-properties>
      <style:text-properties fo:font-size="11pt" style:font-size-asian="11pt" style:font-size-complex="11pt"/>
    </style:style>
    <style:style style:name="P7" style:family="paragraph" style:parent-style-name="Standard">
      <style:paragraph-properties fo:margin-top="0cm" fo:margin-bottom="0cm" loext:contextual-spacing="false">
        <style:tab-stops>
          <style:tab-stop style:position="10.504cm"/>
        </style:tab-stops>
      </style:paragraph-properties>
      <style:text-properties fo:font-size="11pt" fo:font-weight="bold" officeooo:rsid="001600b5" officeooo:paragraph-rsid="001c34fa" style:font-size-asian="11pt" style:font-weight-asian="bold" style:font-size-complex="11pt" style:font-weight-complex="bold"/>
    </style:style>
    <style:style style:name="P8" style:family="paragraph" style:parent-style-name="Standard">
      <style:paragraph-properties fo:margin-top="0cm" fo:margin-bottom="0cm" loext:contextual-spacing="false">
        <style:tab-stops>
          <style:tab-stop style:position="9.507cm"/>
        </style:tab-stops>
      </style:paragraph-properties>
    </style:style>
    <style:style style:name="P9" style:family="paragraph" style:parent-style-name="Standard">
      <style:paragraph-properties fo:margin-top="0cm" fo:margin-bottom="0cm" loext:contextual-spacing="false">
        <style:tab-stops>
          <style:tab-stop style:position="9.507cm"/>
        </style:tab-stops>
      </style:paragraph-properties>
      <style:text-properties officeooo:paragraph-rsid="001c34fa"/>
    </style:style>
    <style:style style:name="P10" style:family="paragraph" style:parent-style-name="Text_20_body">
      <style:paragraph-properties fo:margin-top="0cm" fo:margin-bottom="0cm" loext:contextual-spacing="false">
        <style:tab-stops>
          <style:tab-stop style:position="6.251cm"/>
          <style:tab-stop style:position="9.102cm"/>
          <style:tab-stop style:position="14.002cm"/>
        </style:tab-stops>
      </style:paragraph-properties>
      <style:text-properties officeooo:rsid="00164edb" officeooo:paragraph-rsid="00164edb"/>
    </style:style>
    <style:style style:name="P11" style:family="paragraph" style:parent-style-name="Text_20_body">
      <style:text-properties officeooo:rsid="001600b5" officeooo:paragraph-rsid="001600b5"/>
    </style:style>
    <style:style style:name="P12" style:family="paragraph" style:parent-style-name="Text_20_body">
      <style:text-properties officeooo:rsid="00164edb" officeooo:paragraph-rsid="00164edb"/>
    </style:style>
    <style:style style:name="P13" style:family="paragraph" style:parent-style-name="Text_20_body">
      <style:text-properties officeooo:paragraph-rsid="00164edb"/>
    </style:style>
    <style:style style:name="P14" style:family="paragraph" style:parent-style-name="Standard">
      <style:paragraph-properties fo:margin-top="0cm" fo:margin-bottom="0cm" loext:contextual-spacing="false">
        <style:tab-stops>
          <style:tab-stop style:position="9.507cm"/>
        </style:tab-stops>
      </style:paragraph-properties>
      <style:text-properties fo:font-size="11pt" officeooo:rsid="001c34fa" officeooo:paragraph-rsid="001c34fa" style:font-size-asian="11pt" style:font-size-complex="11pt"/>
    </style:style>
    <style:style style:name="P15" style:family="paragraph" style:parent-style-name="Vec" style:master-page-name="Standard">
      <style:paragraph-properties fo:margin-top="0cm" fo:margin-bottom="0cm" loext:contextual-spacing="false" style:page-number="auto">
        <style:tab-stops>
          <style:tab-stop style:position="9.507cm"/>
        </style:tab-stops>
      </style:paragraph-properties>
    </style:style>
    <style:style style:name="P16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3" fo:font-size="10pt" style:font-size-asian="10pt" style:font-name-complex="Arial" style:font-size-complex="10pt"/>
    </style:style>
    <style:style style:name="T2" style:family="text">
      <style:text-properties style:font-name="Liberation Sans3" fo:font-size="10pt" officeooo:rsid="00164edb" style:font-size-asian="10pt" style:font-name-complex="Arial" style:font-size-complex="10pt"/>
    </style:style>
    <style:style style:name="T3" style:family="text">
      <style:text-properties style:font-name="Liberation Sans3" fo:font-size="10pt" fo:font-weight="normal" style:font-size-asian="10pt" style:font-weight-asian="normal" style:font-name-complex="Arial" style:font-size-complex="10pt" style:font-weight-complex="normal"/>
    </style:style>
    <style:style style:name="T4" style:family="text">
      <style:text-properties officeooo:rsid="001600b5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1pt" officeooo:rsid="001600b5" style:font-size-asian="11pt" style:font-size-complex="11pt"/>
    </style:style>
    <style:style style:name="T7" style:family="text">
      <style:text-properties officeooo:rsid="001a21f7"/>
    </style:style>
    <style:style style:name="T8" style:family="text">
      <style:text-properties officeooo:rsid="001c081c"/>
    </style:style>
    <style:style style:name="T9" style:family="text">
      <style:text-properties fo:language="en" fo:country="US" officeooo:rsid="001c081c"/>
    </style:style>
    <style:style style:name="T10" style:family="text">
      <style:text-properties fo:language="en" fo:country="US" officeooo:rsid="001c34fa"/>
    </style:style>
    <style:style style:name="T11" style:family="text">
      <style:text-properties officeooo:rsid="001c34fa"/>
    </style: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>
      <office:forms form:automatic-focus="false" form:apply-design-mode="false"/>
      <text:variable-decls>
        <text:variable-decl office:value-type="string" text:name="Jmeno_darce"/>
        <text:variable-decl office:value-type="string" text:name="Adresa_adresata"/>
        <text:variable-decl office:value-type="string" text:name="PSC"/>
        <text:variable-decl office:value-type="string" text:name="Město_dárce"/>
        <text:variable-decl office:value-type="string" text:name="Vas_dopis_zn"/>
        <text:variable-decl office:value-type="float" text:name="zde_dne"/>
        <text:variable-decl office:value-type="string" text:name="Spisova_zn"/>
        <text:variable-decl office:value-type="string" text:name="Město_odesilatele"/>
        <text:variable-decl office:value-type="string" text:name="Jmeno_adresata"/>
        <text:variable-decl office:value-type="string" text:name="Mesto_adresata"/>
        <text:variable-decl office:value-type="float" text:name="Jmeno_odesilatele"/>
        <text:variable-decl office:value-type="string" text:name="Funkce_adresata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tab/><text:span text:style-name="T6">povinný subjekt:</text:span></text:p>
      <text:p text:style-name="P8"><text:span text:style-name="T5"><text:tab/></text:span>Dopravní podnik hl. m. <text:span text:style-name="T11">P</text:span>rahy, <text:span text:style-name="T11">a. s.</text:span> </text:p>
      <text:p text:style-name="P9"><text:span text:style-name="T5"><text:tab/></text:span>Sokolovská 42/217 </text:p>
      <text:p text:style-name="P14"><text:tab/>190 00 Praha</text:p>
      <text:p text:style-name="P6"/>
      <text:p text:style-name="P6"/>
      <text:p text:style-name="P6"><text:tab/><text:span text:style-name="T4">Naše značka<text:tab/>Praha</text:span></text:p>
      <text:p text:style-name="P6"><text:tab/><text:span text:style-name="T8">Zk Pha </text:span><text:span text:style-name="T9">#</text:span><text:span text:style-name="T10">19691</text:span><text:span text:style-name="T8"><text:tab/></text:span><text:span text:style-name="T8"><text:date style:data-style-name="N36" text:date-value="2019-04-04T14:51:02.572590401">04.04.2019</text:date></text:span></text:p>
      <text:p text:style-name="P5"/>
      <text:p text:style-name="P5"/>
      <text:p text:style-name="P5"/>
      <text:p text:style-name="P7">Věc: Žádost o informace podle zákona <text:s/>č. 131/2000 Sb., o hlavním městě Praze</text:p>
      <text:p text:style-name="P4"/>
      <text:p text:style-name="Text_20_body">Vážení,</text:p>
      <text:p text:style-name="Text_20_body">jako zastupitel hl. m. Prahy za Českou pirátskou stranu – Vás zdvořile ž<text:span text:style-name="T4">á</text:span>dám v souladu s § 51 odst. <text:span text:style-name="T7">2</text:span> písm. c) zákona č. 131/2000 Sb., o hlavním městě Praze o poskytnutí <text:span text:style-name="T11">následujících informací</text:span>: <text:line-break/><text:span text:style-name="T4">- Soupis faktur akce „revitalizace vozovny Hloubětín“ do 31.3.2019 ve formatu xls</text:span></text:p>
      <text:p text:style-name="P11">- Soupis příloh studie akce „revitalizace vozovny Hloubětín“ ve formátu xls, doc</text:p>
      <text:p text:style-name="P11">- Soupis příloh DÚR akce „revitalizace vozovny Hloubětín“ ve formátu xls,doc</text:p>
      <text:p text:style-name="P11">- Soupis příloh DSP akce „revitalizace vozovny Hloubětín“ ve formátu xls,doc</text:p>
      <text:p text:style-name="P11">- Rozpočet akce „revitalizace vozovny Hloubětín“ stupeň DSP ve formátu xls</text:p>
      <text:p text:style-name="P11">- Soupis vypracovaných posudků akce „revitalizace vozovny Hloubětín“ ve formátu doc,pdf</text:p>
      <text:p text:style-name="P11">- <text:span text:style-name="T11">P</text:span>ředvahy DPP za roky 2017 a 2018 ve formátu xls</text:p>
      <text:p text:style-name="P11">- Soupis auditů vypracovaných společností Nexia pro DPP ve formátu doc,xls</text:p>
      <text:p text:style-name="P11">- "Dlouhodobá strategie řízení vozového parku tramvají", Tisk č. 368/2018/P, formát doc</text:p>
      <text:p text:style-name="P13">Prosím o poskytnutí informace v elektronické podobě e-mailem nebo datovou schránkou na adresu 4zjx7p. Předem děkuji za Vaši vstřícnost. </text:p>
      <text:p text:style-name="P12">S pozdravem</text:p>
      <text:p text:style-name="P10"><text:tab/><text:tab/>Viktor Mahrik</text:p>
      <text:p text:style-name="P10"><text:tab/><text:tab/>nar. 21. dubna 1982</text:p>
      <text:p text:style-name="P10"><text:tab/><text:tab/>bytem Únětická 739/13, 161 00 Praha</text:p>
      <text:p text:style-name="P10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" svg:font-family="'Liberation Sans'" style:font-adornments="Běžné" style:font-family-generic="swiss" style:font-pitch="variable"/>
    <style:font-face style:name="Liberation Sans2" svg:font-family="'Liberation Sans'" style:font-adornments="Tučné" style:font-family-generic="swiss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ejaVu Sans 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ejaVu Sans 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99ccff"/>
      <style:paragraph-properties fo:orphans="2" fo:widows="2" style:page-number="auto" fo:background-color="transparent" style:shadow="none" style:writing-mode="lr-tb">
        <style:tab-stops/>
      </style:paragraph-properties>
      <style:text-properties fo:color="#333333" style:font-name="Liberation Sans" fo:font-family="'Liberation Sans'" style:font-style-name="Běžné" style:font-family-generic="swiss" style:font-pitch="variable" fo:font-size="12pt" fo:language="cs" fo:country="CZ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Light" style:font-family-asian="'DejaVu Sans 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499cm" fo:margin-bottom="0.499cm" loext:contextual-spacing="false" fo:hyphenation-ladder-count="no-limit" style:page-number="auto" style:shadow="non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size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resa" style:family="paragraph" style:parent-style-name="Standard" style:auto-update="true" style:class="text">
      <style:paragraph-properties fo:margin-left="7.999cm" fo:margin-right="0cm" fo:margin-top="1.199cm" fo:margin-bottom="1cm" loext:contextual-spacing="false" fo:text-align="start" style:justify-single-word="false" fo:text-indent="0cm" style:auto-text-indent="false" style:shadow="none">
        <style:tab-stops/>
      </style:paragraph-properties>
      <style:text-properties fo:font-size="11pt"/>
    </style:style>
    <style:style style:name="Vec" style:family="paragraph" style:next-style-name="Standard" style:default-outline-level="" style:list-style-name="" style:class="text" style:master-page-name="">
      <style:paragraph-properties fo:margin-top="1cm" fo:margin-bottom="1cm" loext:contextual-spacing="false" style:page-number="auto"/>
      <style:text-properties fo:color="#333333" style:font-name="Liberation Sans2" fo:font-family="'Liberation Sans'" style:font-style-name="Tučné" style:font-family-generic="swiss" style:font-pitch="variable" fo:font-weight="bold" style:font-size-asian="10.5pt" style:font-weight-asian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 style:master-page-name="">
      <style:paragraph-properties fo:margin-left="0.598cm" fo:margin-right="0cm" fo:margin-top="0cm" fo:margin-bottom="0cm" loext:contextual-spacing="false" fo:text-align="justify" style:justify-single-word="false" fo:hyphenation-ladder-count="2" fo:text-indent="-0.598cm" style:auto-text-indent="false" style:page-number="auto" text:number-lines="false" text:line-number="0"/>
      <style:text-properties fo:font-size="10pt" style:font-size-asian="10pt" style:font-size-complex="10pt" fo:hyphenate="tru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Liberation_20_Mono" style:display-name="Liberation Mono" style:family="paragraph" style:parent-style-name="Text_20_body"/>
    <style:style style:name="Salutation" style:family="paragraph" style:parent-style-name="Text_20_body" style:class="text" style:master-page-name="">
      <style:paragraph-properties fo:margin-left="9.999cm" fo:margin-right="0cm" fo:margin-top="1cm" fo:margin-bottom="0.499cm" loext:contextual-spacing="false" fo:text-indent="0cm" style:auto-text-indent="false" style:page-number="auto" text:number-lines="false" text:line-number="0"/>
      <style:text-properties fo:font-size="11pt"/>
    </style:style>
    <style:style style:name="Signature" style:family="paragraph" style:parent-style-name="Standard" style:class="text">
      <style:paragraph-properties fo:margin-left="9.999cm" fo:margin-right="0cm" fo:margin-top="1cm" fo:margin-bottom="0cm" loext:contextual-spacing="false" fo:text-indent="0cm" style:auto-text-indent="false" text:number-lines="false" text:line-number="0"/>
      <style:text-properties fo:font-size="11pt"/>
    </style:style>
    <style:style style:name="Priloha" style:family="paragraph" style:parent-style-name="Standard" style:master-page-name="">
      <style:paragraph-properties fo:margin-top="0.499cm" fo:margin-bottom="0cm" loext:contextual-spacing="false" style:page-number="auto"/>
      <style:text-properties fo:font-size="11pt" fo:font-weight="bold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Standardní_20_písmo_20_odstavce" style:display-name="Standardní písmo odstavce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2.221cm" fo:margin-right="0cm" fo:text-align="start" style:justify-single-word="false" fo:text-indent="0cm" style:auto-text-indent="false"/>
      <style:text-properties style:font-name="Liberation Sans3" fo:font-size="12pt" fo:font-style="normal" style:font-size-asian="12pt" style:font-style-asian="normal" style:font-name-complex="Arial" style:font-size-complex="12pt" style:font-style-complex="normal"/>
    </style:style>
    <style:style style:name="MP2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164edb"/>
    </style:style>
    <style:style style:name="MP4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3" fo:font-size="10pt" style:font-size-asian="10pt" style:font-name-complex="Arial" style:font-size-complex="10pt"/>
    </style:style>
    <style:style style:name="MT1" style:family="text">
      <style:text-properties style:font-name="Liberation Sans3" fo:font-size="10pt" style:font-size-asian="10pt" style:font-name-complex="Arial" style:font-size-complex="10pt"/>
    </style:style>
    <style:style style:name="MT2" style:family="text">
      <style:text-properties style:font-name="Liberation Sans3" fo:font-size="10pt" officeooo:rsid="00164edb" style:font-size-asian="10pt" style:font-name-complex="Arial" style:font-size-complex="10pt"/>
    </style:style>
    <style:style style:name="MT3" style:family="text">
      <style:text-properties style:font-name="Liberation Sans3" fo:font-size="10pt" fo:font-weight="normal" style:font-size-asian="10pt" style:font-weight-asian="normal" style:font-name-complex="Arial" style:font-size-complex="10pt" style:font-weight-complex="normal"/>
    </style:style>
    <style:style style:name="M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1.002cm" fo:margin-left="2.499cm" fo:margin-right="2.499cm" style:shadow="none" fo:background-color="transparent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499cm" fo:margin-left="0cm" fo:margin-right="0cm" fo:margin-bottom="1.499cm" style:dynamic-spacing="true"/>
      </style:header-style>
      <style:footer-style>
        <style:header-footer-properties svg:height="2.134cm" fo:margin-left="0cm" fo:margin-right="0cm" fo:margin-top="1.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cm" fo:margin-right="1.1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text:anchor-type="paragraph" draw:z-index="0" draw:style-name="Mgr1" draw:text-style-name="MP2" svg:width="5.666cm" svg:height="2.347cm" svg:x="-0.415cm" svg:y="-0.392cm"><draw:image xlink:href="Pictures/100002010000044A000001C7A2D4EFD62FBF939D.png" xlink:type="simple" xlink:show="embed" xlink:actuate="onLoad"><text:p/></draw:image></draw:frame><text:tab/></text:p>
      </style:header>
      <style:footer>
        <text:p text:style-name="MP3"><text:span text:style-name="MT1"><text:line-break/>Česká pirátská strana • </text:span><text:span text:style-name="MT2">Na Moráni 360/3, 128 00 Praha 2</text:span><text:span text:style-name="MT1"> • IČO 71339698 • </text:span><text:span text:style-name="MT2">Web http://praha.pirati.cz</text:span></text:p>
        <text:p text:style-name="MP3"><text:span text:style-name="MT3">Tel</text:span><text:span text:style-name="MT1">. +420 </text:span><text:span text:style-name="MT2">602 767 298</text:span><text:span text:style-name="MT1"> • E-mail </text:span><text:span text:style-name="MT2">Viktor.Mahrik@pirati.cz</text:span><text:span text:style-name="MT1"> • </text:span><text:span text:style-name="MT2">D</text:span><text:span text:style-name="MT1">atov</text:span><text:span text:style-name="MT2">á</text:span><text:span text:style-name="MT1"> schránk</text:span><text:span text:style-name="MT2">a 4zjx7p</text:span><text:span text:style-name="MT1"> </text:span></text:p>
        <text:p text:style-name="MP4">Transparentní účet 2100048174/2010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13:57:54.347000000</meta:creation-date>
    <meta:editing-cycles>2</meta:editing-cycles>
    <meta:editing-duration>PT8M42S</meta:editing-duration>
    <meta:generator>LibreOffice/6.0.6.2$Linux_X86_64 LibreOffice_project/00m0$Build-2</meta:generator>
    <meta:initial-creator>Viktor Mahrik</meta:initial-creator>
    <dc:date>2019-04-04T14:17:16.711000000</dc:date>
    <dc:creator>Viktor Mahrik</dc:creator>
    <meta:document-statistic meta:character-count="1529" meta:image-count="0" meta:non-whitespace-character-count="1296" meta:object-count="0" meta:page-count="1" meta:paragraph-count="27" meta:table-count="0" meta:word-count="235"/>
    <meta:user-defined meta:name="Informace 1"/>
    <meta:user-defined meta:name="Informace 2"/>
    <meta:user-defined meta:name="Informace 3"/>
    <meta:user-defined meta:name="Informace 4"/>
  </office:meta>
</office:document-meta>
</file>